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558" officeooo:paragraph-rsid="00115f01"/>
    </style:style>
    <style:style style:name="P2" style:family="paragraph" style:parent-style-name="Standard" style:list-style-name="L1">
      <style:text-properties officeooo:rsid="00115f01" officeooo:paragraph-rsid="00115f01"/>
    </style:style>
    <style:style style:name="P3" style:family="paragraph" style:parent-style-name="Standard" style:list-style-name="L1">
      <style:text-properties officeooo:rsid="001243cb" officeooo:paragraph-rsid="001243cb"/>
    </style:style>
    <style:style style:name="P4" style:family="paragraph" style:parent-style-name="Standard" style:list-style-name="L1">
      <style:text-properties officeooo:rsid="00130b29" officeooo:paragraph-rsid="00130b29"/>
    </style:style>
    <style:style style:name="P5" style:family="paragraph" style:parent-style-name="Standard" style:list-style-name="L1">
      <style:text-properties officeooo:rsid="0013641c" officeooo:paragraph-rsid="0013641c"/>
    </style:style>
    <style:style style:name="P6" style:family="paragraph" style:parent-style-name="Standard" style:list-style-name="L1">
      <style:text-properties officeooo:rsid="0013fd42" officeooo:paragraph-rsid="0013fd42"/>
    </style:style>
    <style:style style:name="P7" style:family="paragraph" style:parent-style-name="Standard">
      <style:text-properties officeooo:rsid="0013fd42" officeooo:paragraph-rsid="0013fd42"/>
    </style:style>
    <style:style style:name="P8" style:family="paragraph" style:parent-style-name="Standard">
      <style:text-properties officeooo:rsid="0014e094" officeooo:paragraph-rsid="0014e094"/>
    </style:style>
    <style:style style:name="P9" style:family="paragraph" style:parent-style-name="Standard">
      <style:text-properties officeooo:rsid="00154bfa" officeooo:paragraph-rsid="00154bfa"/>
    </style:style>
    <style:style style:name="P10" style:family="paragraph" style:parent-style-name="Standard">
      <style:text-properties officeooo:rsid="000e6d1c" officeooo:paragraph-rsid="00115f01"/>
    </style:style>
    <style:style style:name="P11" style:family="paragraph" style:parent-style-name="Standard">
      <style:text-properties officeooo:rsid="0016654b" officeooo:paragraph-rsid="0016654b"/>
    </style:style>
    <style:style style:name="P12" style:family="paragraph" style:parent-style-name="Standard">
      <style:paragraph-properties fo:text-align="center" style:justify-single-word="false"/>
      <style:text-properties fo:font-size="14pt" officeooo:rsid="0016654b" officeooo:paragraph-rsid="0016654b" style:font-size-asian="14pt" style:font-size-complex="14pt"/>
    </style:style>
    <style:style style:name="T1" style:family="text">
      <style:text-properties officeooo:rsid="001243cb"/>
    </style:style>
    <style:style style:name="T2" style:family="text">
      <style:text-properties officeooo:rsid="0013641c"/>
    </style:style>
    <style:style style:name="T3" style:family="text">
      <style:text-properties officeooo:rsid="0014f0c6"/>
    </style:style>
    <style:style style:name="T4" style:family="text">
      <style:text-properties officeooo:rsid="001665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hendra Duwal Shrestha</text:p>
      <text:p text:style-name="P11"/>
      <text:p text:style-name="P12">The Mach System Summary</text:p>
      <text:p text:style-name="P10"/>
      <text:p text:style-name="P10"/>
      <text:p text:style-name="P10">Mach operating system is developed with advanced enhancements in Accent operating system with additional virtual memory system and tasks and thread managements. It also supports 4.3 BSD UNIX but has a kernel that is simpler and easier to modify. It supports many memory models and parallel and distributed computing. </text:p>
      <text:p text:style-name="P10"/>
      <text:p text:style-name="P1">Mach is designed in an object oriented system using abstractions and some major abstractions are:</text:p>
      <text:list xml:id="list8946718262387377693" text:style-name="L1">
        <text:list-item>
          <text:p text:style-name="P2"><text:span text:style-name="T1">T</text:span>ask: An execution environment consisting virtual address space and protected access to resources through ports. May contain more than one threads.</text:p>
        </text:list-item>
        <text:list-item>
          <text:p text:style-name="P3">Thread: A basic unit of execution running in the context of a task sharing resources like ports and memory with other threads within a task.</text:p>
        </text:list-item>
        <text:list-item>
          <text:p text:style-name="P4">Port: The basic object-reference mechanism in Mach and is implemented as kernel protected communication channel. <text:span text:style-name="T2">Messages are sent to ports and queued if no threads are available.</text:span></text:p>
        </text:list-item>
        <text:list-item>
          <text:p text:style-name="P5">Port set: A group of ports sharing a common message queue. A thread can receive messages for a port set and service multiple ports.</text:p>
        </text:list-item>
        <text:list-item>
          <text:p text:style-name="P5">Message: A typed collection for data objects which may contain actual data or pointer to out of line data. A basic method of communication between threads.</text:p>
        </text:list-item>
        <text:list-item>
          <text:p text:style-name="P6">Memory object: A source of memory. Tasks can access it by mapping portions of an object into their address space.</text:p>
        </text:list-item>
      </text:list>
      <text:p text:style-name="P7"/>
      <text:p text:style-name="P8">Mach provides blending of memory and messages that allows Mach to be used for distributed and parallel programming. <text:span text:style-name="T3">Mach uses multiple threads of execution within one task to support multiprocessing. Since Mach uses message extensively as only communication method, it uses virtual memory remapping to transfer the contents of large messages and ensures efficiency.</text:span></text:p>
      <text:p text:style-name="P8"/>
      <text:p text:style-name="P9">Memory <text:span text:style-name="T4">objects are used to manage secondary storage and generally represents files, pipes, or other data that are mapped into virtual memory. Memory objects may be backed by user-level memory managers. Having virtual memory system use messages, Mach provides greater flexibility in the design and implementation of these memory object managing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09:39:43.801102541</meta:creation-date>
    <dc:date>2015-01-28T15:38:46.470680671</dc:date>
    <meta:editing-duration>PT31M33S</meta:editing-duration>
    <meta:editing-cycles>7</meta:editing-cycles>
    <meta:generator>LibreOffice/4.2.7.2$Linux_X86_64 LibreOffice_project/420m0$Build-2</meta:generator>
    <meta:document-statistic meta:table-count="0" meta:image-count="0" meta:object-count="0" meta:page-count="1" meta:paragraph-count="12" meta:word-count="326" meta:character-count="2045" meta:non-whitespace-character-count="1736"/>
  </office:meta>
</office:document-meta>
</file>